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9cm" style:rel-column-width="9758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2cm" style:rel-column-width="31392*"/>
    </style:style>
    <style:style style:name="Tabella3.E" style:family="table-column">
      <style:table-column-properties style:column-width="1.408cm" style:rel-column-width="4857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min-row-height="0.688cm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76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711cm"/>
    </style:style>
    <style:style style:name="Tabella3.A6" style:family="table-cell">
      <style:table-cell-properties fo:padding="0.097cm" fo:border-left="none" fo:border-right="0.05pt solid #000000" fo:border-top="none" fo:border-bottom="0.05pt solid #000000"/>
    </style:style>
    <style:style style:name="Tabella3.C6" style:family="table-cell">
      <style:table-cell-properties fo:padding="0.097cm" fo:border-left="none" fo:border-right="0.05pt solid #000000" fo:border-top="none" fo:border-bottom="0.05pt solid #000000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8" style:family="table-row">
      <style:table-row-properties style:row-height="0.677cm"/>
    </style:style>
    <style:style style:name="Tabella3.A8" style:family="table-cell">
      <style:table-cell-properties fo:background-color="transparent" fo:padding="0.097cm" fo:border="none">
        <style:background-image/>
      </style:table-cell-properties>
    </style:style>
    <style:style style:name="Tabella3.C8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399cm" style:rel-column-width="8274*"/>
    </style:style>
    <style:style style:name="Tabella1.B" style:family="table-column">
      <style:table-column-properties style:column-width="10.507cm" style:rel-column-width="36241*"/>
    </style:style>
    <style:style style:name="Tabella1.C" style:family="table-column">
      <style:table-column-properties style:column-width="3.097cm" style:rel-column-width="10683*"/>
    </style:style>
    <style:style style:name="Tabella1.D" style:family="table-column">
      <style:table-column-properties style:column-width="1.401cm" style:rel-column-width="4830*"/>
    </style:style>
    <style:style style:name="Tabella1.E" style:family="table-column">
      <style:table-column-properties style:column-width="1.596cm" style:rel-column-width="550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4" style:family="table-row">
      <style:table-row-properties style:min-row-height="0.635cm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none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none" fo:border-top="none" fo:border-bottom="0.05pt solid #000000"/>
    </style:style>
    <style:style style:name="Tabella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3.796cm"/>
    </style:style>
    <style:style style:name="Tabella2.B" style:family="table-column">
      <style:table-column-properties style:column-width="2.799cm"/>
    </style:style>
    <style:style style:name="Tabella2.C" style:family="table-column">
      <style:table-column-properties style:column-width="0.998cm"/>
    </style:style>
    <style:style style:name="Tabella2.D" style:family="table-column">
      <style:table-column-properties style:column-width="6.006cm"/>
    </style:style>
    <style:style style:name="Tabella2.E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E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51cm"/>
    </style:style>
    <style:style style:name="Tabella2.A4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6" style:family="table-row">
      <style:table-row-properties style:row-height="0.626cm"/>
    </style:style>
    <style:style style:name="Tabella2.C6" style:family="table-cell">
      <style:table-cell-properties fo:background-color="transparent" fo:padding="0.097cm" fo:border="none">
        <style:background-image/>
      </style:table-cell-properties>
    </style:style>
    <style:style style:name="Tabella2.7" style:family="table-row">
      <style:table-row-properties style:row-height="0.536cm"/>
    </style:style>
    <style:style style:name="Tabella2.8" style:family="table-row">
      <style:table-row-properties style:row-height="1.603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8" style:family="paragraph" style:parent-style-name="Frame_20_contents">
      <style:paragraph-properties fo:text-align="start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12pt" fo:font-style="normal" style:text-underline-style="none" fo:font-weight="bold" officeooo:rsid="0002ba08" officeooo:paragraph-rsid="000fe5c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c69b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02ba08" officeooo:paragraph-rsid="00ab6a0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02ba08" officeooo:paragraph-rsid="00acfe06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2ba08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4" style:family="paragraph" style:parent-style-name="Standard">
      <style:text-properties style:font-name="Ubuntu Light"/>
    </style:style>
    <style:style style:name="P35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Ubuntu Light" fo:font-size="5pt" fo:font-weight="bold" officeooo:rsid="007771e8" officeooo:paragraph-rsid="0081c954" style:font-size-asian="5pt" style:font-weight-asian="bold" style:font-size-complex="5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Ubuntu Light"/>
    </style:style>
    <style:style style:name="P38" style:family="paragraph" style:parent-style-name="Standard">
      <style:paragraph-properties fo:text-align="start" style:justify-single-word="false"/>
      <style:text-properties style:font-name="Ubuntu Light" officeooo:paragraph-rsid="007771e8"/>
    </style:style>
    <style:style style:name="P39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7ccb36" officeooo:paragraph-rsid="007ccb3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108f30" officeooo:paragraph-rsid="004f21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3f6af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a02b6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81c954" officeooo:paragraph-rsid="00a02b6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bold" officeooo:rsid="0002ba08" officeooo:paragraph-rsid="009386a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9ce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bd5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a02b6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2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3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4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5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a417c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7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a5db6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8" style:family="paragraph" style:parent-style-name="Standard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vertical-align="middle"/>
      <style:text-properties style:use-window-font-color="true" style:font-name="Ubuntu Light" fo:font-size="9pt" fo:font-style="normal" style:text-underline-style="none" fo:font-weight="normal" officeooo:paragraph-rsid="00038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Text_20_body">
      <style:text-properties style:font-name="Ubuntu Light" fo:font-size="6pt" style:font-size-asian="5.25pt" style:font-size-complex="6pt"/>
    </style:style>
    <style:style style:name="P71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08f30" officeooo:paragraph-rsid="00108f3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Ubuntu Light1" fo:font-size="9pt" style:font-size-asian="9pt" style:font-size-complex="9pt"/>
    </style:style>
    <style:style style:name="T5" style:family="text">
      <style:text-properties style:font-name="Ubuntu Light1"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0fe5cf"/>
    </style:style>
    <style:style style:name="T12" style:family="text">
      <style:text-properties officeooo:rsid="009ed5f6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A1" office:value-type="string">
            <text:p text:style-name="P9">PARTITA IVA / VAT N.</text:p>
          </table:table-cell>
          <table:table-cell table:style-name="Tabella3.A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20"><text:span text:style-name="T8">SPETT.LE</text:span> / MESSRS</text:p>
            <text:p text:style-name="P24"><text:placeholder text:placeholder-type="text">&lt;o.partner_id.name&gt;</text:placeholder></text:p>
            <text:p text:style-name="P22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5"><text:placeholder text:placeholder-type="text">&lt;o.partner_id.sql_customer_code&gt;</text:placeholder></text:p>
          </table:table-cell>
          <table:table-cell table:style-name="Tabella3.B2" office:value-type="string">
            <text:p text:style-name="P27"><text:span text:style-name="T6"><text:s/></text:span><text:span text:style-name="T6"><text:placeholder text:placeholder-type="text">&lt;o.partner_id.vat or ''&gt;</text:placeholder></text:span></text:p>
          </table:table-cell>
          <table:table-cell table:style-name="Tabella3.A1" office:value-type="string">
            <text:p text:style-name="P32"><text:placeholder text:placeholder-type="text">&lt;o.ddt_number&gt;</text:placeholder>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0">-CONDIZIONI DI PAGAMENTO / PAYMENT TERMS</text:p>
          </table:table-cell>
          <table:covered-table-cell/>
          <table:table-cell table:style-name="Tabella3.A1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6"/>
          </table:table-cell>
          <table:covered-table-cell/>
          <table:table-cell table:style-name="Tabella3.A1" office:value-type="string">
            <text:p text:style-name="P64"><text:placeholder text:placeholder-type="text">&lt;o.name&gt;</text:placeholder></text:p>
          </table:table-cell>
          <table:table-cell table:style-name="Tabella3.D4" office:value-type="string">
            <text:p text:style-name="P21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</table:table-cell>
          <table:table-cell table:style-name="Tabella3.E4" office:value-type="string">
            <text:p text:style-name="P23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71">APPOGGIO BANCARIO / BANK DETAILS</text:p>
          </table:table-cell>
          <table:covered-table-cell/>
          <table:table-cell table:style-name="Tabella3.A1" office:value-type="string">
            <text:p text:style-name="P11">DATA / DATE</text:p>
          </table:table-cell>
          <table:table-cell table:style-name="Tabella3.D5" table:number-rows-spanned="3" table:number-columns-spanned="2" office:value-type="string">
            <text:p text:style-name="P40">DESTINATARIO / <text:span text:style-name="T12">CONSIGNEE</text:span></text:p>
            <text:p text:style-name="P31"><text:placeholder text:placeholder-type="text">&lt;o.destination_partner_id.name&gt;</text:placeholder></text:p>
            <text:p text:style-name="P33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26"/>
          </table:table-cell>
          <table:covered-table-cell/>
          <table:table-cell table:style-name="Tabella3.C6" office:value-type="string">
            <text:p text:style-name="P41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6">
          <table:table-cell table:style-name="Tabella3.A7" table:number-columns-spanned="2" office:value-type="string">
            <text:p text:style-name="P26"/>
          </table:table-cell>
          <table:covered-table-cell/>
          <table:table-cell table:style-name="Tabella3.C7" office:value-type="string">
            <text:p text:style-name="P41"/>
          </table:table-cell>
          <table:covered-table-cell/>
          <table:covered-table-cell/>
        </table:table-row>
        <table:table-row table:style-name="Tabella3.8">
          <table:table-cell table:style-name="Tabella3.A8" table:number-columns-spanned="2" office:value-type="string">
            <text:p text:style-name="P34"/>
          </table:table-cell>
          <table:covered-table-cell/>
          <table:table-cell table:style-name="Tabella3.C8" office:value-type="string">
            <text:p text:style-name="Standard"/>
          </table:table-cell>
          <table:table-cell table:style-name="Tabella3.D4" office:value-type="string">
            <text:p text:style-name="P30"><text:placeholder text:placeholder-type="text">&lt;o.destination_partner_id.zip&gt;</text:placeholder> <text:s/><text:placeholder text:placeholder-type="text">&lt;o.destination_partner_id.city&gt;</text:placeholder></text:p>
          </table:table-cell>
          <table:table-cell table:style-name="Tabella3.E4" office:value-type="string">
            <text:p text:style-name="P30"><text:placeholder text:placeholder-type="text">&lt;o.destination_partner_id.state_id.code&gt;</text:placeholder></text:p>
          </table:table-cell>
        </table:table-row>
      </table:table>
      <text:p text:style-name="P70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>
            <table:table-cell table:style-name="Tabella1.A1" office:value-type="string">
              <text:p text:style-name="P50">COD<text:span text:style-name="T9">ICE</text:span> ART<text:span text:style-name="T9">ICOLO / ITEM</text:span></text:p>
            </table:table-cell>
            <table:table-cell table:style-name="Tabella1.A1" office:value-type="string">
              <text:p text:style-name="P65">DESCRIZIONE ARTICOLO / <text:span text:style-name="T9">ITEM</text:span> DESCRIPTION</text:p>
            </table:table-cell>
            <table:table-cell table:style-name="Tabella1.C1" office:value-type="string">
              <text:p text:style-name="P51">COLORE / COLOUR</text:p>
            </table:table-cell>
            <table:table-cell table:style-name="Tabella1.A1" office:value-type="string">
              <text:p text:style-name="P50">U.M.</text:p>
            </table:table-cell>
            <table:table-cell table:style-name="Tabella1.E1" office:value-type="string">
              <text:p text:style-name="P50">Q.TA'/Q.TY</text:p>
            </table:table-cell>
          </table:table-row>
        </table:table-header-rows>
        <table:table-row>
          <table:table-cell table:style-name="Tabella1.A2" office:value-type="string">
            <text:p text:style-name="P63"/>
          </table:table-cell>
          <table:table-cell table:style-name="Tabella1.B2" table:number-columns-spanned="2" office:value-type="string">
            <text:p text:style-name="P67"><text:placeholder text:placeholder-type="text">&lt;o.text_note_pre&gt;</text:placeholder></text:p>
          </table:table-cell>
          <table:covered-table-cell/>
          <table:table-cell table:style-name="Tabella1.D2" table:number-columns-spanned="2" office:value-type="string">
            <text:p text:style-name="P63"/>
          </table:table-cell>
          <table:covered-table-cell/>
        </table:table-row>
        <table:table-row>
          <table:table-cell table:style-name="Tabella1.A3" table:number-columns-spanned="5" office:value-type="string">
            <text:p text:style-name="P63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4" office:value-type="string">
            <text:p text:style-name="P43"><text:placeholder text:placeholder-type="text">&lt;l.product_id.default_code or ''&gt;</text:placeholder></text:p>
          </table:table-cell>
          <table:table-cell table:style-name="Tabella1.B4" office:value-type="string">
            <text:p text:style-name="P66"><text:placeholder text:placeholder-type="text">&lt;l.product_id.text_note_pre&gt;</text:placeholder></text:p>
            <text:p text:style-name="P68"><text:placeholder text:placeholder-type="text">&lt;l.product_id.name or ''&gt;</text:placeholder></text:p>
            <text:p text:style-name="P66"><text:placeholder text:placeholder-type="text">&lt;l.product_id.text_note_post&gt;</text:placeholder></text:p>
          </table:table-cell>
          <table:table-cell table:style-name="Tabella1.C4" office:value-type="string">
            <text:p text:style-name="P45"><text:placeholder text:placeholder-type="text">&lt;l.product_id.colour or ''&gt;</text:placeholder></text:p>
          </table:table-cell>
          <table:table-cell table:style-name="Tabella1.D4" office:value-type="string">
            <text:p text:style-name="P46"><text:s/><text:placeholder text:placeholder-type="text">&lt;l.product_uom.name&gt;</text:placeholder></text:p>
          </table:table-cell>
          <table:table-cell table:style-name="Tabella1.E4" office:value-type="string">
            <text:p text:style-name="P69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5" table:number-columns-spanned="5" office:value-type="string">
            <text:p text:style-name="P47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6" office:value-type="string">
            <text:p text:style-name="P47"/>
          </table:table-cell>
          <table:table-cell table:style-name="Tabella1.B6" table:number-columns-spanned="2" office:value-type="string">
            <text:p text:style-name="P67"><text:placeholder text:placeholder-type="text">&lt;o.text_note_post&gt;</text:placeholder></text:p>
          </table:table-cell>
          <table:covered-table-cell/>
          <table:table-cell table:style-name="Tabella1.D6" table:number-columns-spanned="2" office:value-type="string">
            <text:p text:style-name="P47"/>
          </table:table-cell>
          <table:covered-table-cell/>
        </table:table-row>
        <table:table-row>
          <table:table-cell table:style-name="Tabella1.A7" table:number-columns-spanned="5" office:value-type="string">
            <text:p text:style-name="P62">NOTE / <text:span text:style-name="T10">NOTES</text:span></text:p>
            <text:p text:style-name="P44"><text:placeholder text:placeholder-type="text">&lt;o.note or ''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table:number-columns-spanned="3" office:value-type="string">
            <text:p text:style-name="P72">TELEFONO / PHONE</text:p>
          </table:table-cell>
          <table:covered-table-cell/>
          <table:covered-table-cell/>
          <table:table-cell table:style-name="Tabella2.A1" office:value-type="string">
            <text:p text:style-name="P72">N. COLLI / COLLS</text:p>
          </table:table-cell>
          <table:table-cell table:style-name="Tabella2.E1" office:value-type="string">
            <text:p text:style-name="P72">CAUSALE TRASPORTO / REASON OF TRANSPORT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73"/>
          </table:table-cell>
          <table:covered-table-cell/>
          <table:covered-table-cell/>
          <table:table-cell table:style-name="Tabella2.A2" office:value-type="string">
            <text:p text:style-name="P57"><text:placeholder text:placeholder-type="text">&lt;o.parcels&gt;</text:placeholder></text:p>
          </table:table-cell>
          <table:table-cell table:style-name="Tabella2.E2" office:value-type="string">
            <text:p text:style-name="P56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48">INCARICATO DEL TRASPORTO / TRANSPORT BY</text:p>
          </table:table-cell>
          <table:covered-table-cell/>
          <table:covered-table-cell/>
          <table:table-cell table:style-name="Tabella2.A2" office:value-type="string">
            <text:p text:style-name="P48">FIRMA CONDUCENTE / CARRIER7S SIGNATURE</text:p>
          </table:table-cell>
          <table:table-cell table:style-name="Tabella2.E2" office:value-type="string">
            <text:p text:style-name="P53">DATA INIZIO TRASP. / DATE OF TAKING OVER</text:p>
          </table:table-cell>
        </table:table-row>
        <table:table-row table:style-name="Tabella2.4">
          <table:table-cell table:style-name="Tabella2.A4" table:number-rows-spanned="2" table:number-columns-spanned="3" office:value-type="string">
            <text:p text:style-name="P54"><text:placeholder text:placeholder-type="text">&lt;"CORRIERE: %s" %(o.carrier_id.name) if o.carrier_id else ''&gt;</text:placeholder></text:p>
            <text:p text:style-name="P28"><text:placeholder text:placeholder-type="text">&lt;o.carrier_id.street&gt;</text:placeholder></text:p>
          </table:table-cell>
          <table:covered-table-cell/>
          <table:covered-table-cell/>
          <table:table-cell table:style-name="Tabella2.E2" table:number-rows-spanned="3" office:value-type="string">
            <text:p text:style-name="P42"/>
          </table:table-cell>
          <table:table-cell table:style-name="Tabella2.E2" office:value-type="string">
            <text:p text:style-name="P55"><text:placeholder text:placeholder-type="text">&lt;o.delivery_date if o.delivery_date else ''&gt;</text:placeholder></text:p>
          </table:table-cell>
        </table:table-row>
        <table:table-row table:style-name="Tabella2.4">
          <table:covered-table-cell/>
          <table:covered-table-cell/>
          <table:covered-table-cell/>
          <table:covered-table-cell/>
          <table:table-cell table:style-name="Tabella2.E2" office:value-type="string">
            <text:p text:style-name="P49">PORTO / PORT</text:p>
          </table:table-cell>
        </table:table-row>
        <table:table-row table:style-name="Tabella2.6">
          <table:table-cell table:style-name="Tabella2.A4" table:number-columns-spanned="2" office:value-type="string">
            <text:p text:style-name="P28"><text:placeholder text:placeholder-type="text">&lt;o.carrier_id.zip&gt;</text:placeholder> <text:span text:style-name="T11"><text:placeholder text:placeholder-type="text">&lt;o.carrier_id.city&gt;</text:placeholder></text:span></text:p>
          </table:table-cell>
          <table:covered-table-cell/>
          <table:table-cell table:style-name="Tabella2.C6" office:value-type="string">
            <text:p text:style-name="P29"><text:placeholder text:placeholder-type="text">&lt;o.carrier_id.state_id.code&gt;</text:placeholder></text:p>
          </table:table-cell>
          <table:covered-table-cell/>
          <table:table-cell table:style-name="Tabella2.E2" office:value-type="string">
            <text:p text:style-name="P61"><text:placeholder text:placeholder-type="text">&lt;o.carriage_condition_id.name&gt;</text:placeholder></text:p>
          </table:table-cell>
        </table:table-row>
        <table:table-row table:style-name="Tabella2.7">
          <table:table-cell table:style-name="Tabella2.A4" office:value-type="string">
            <text:p text:style-name="P58"><text:placeholder text:placeholder-type="text">&lt;"P.IVA: %s" %(o.carrier_id.vat) if o.carrier_id and o.carrier_id.vat else ''&gt;</text:placeholder></text:p>
          </table:table-cell>
          <table:table-cell table:style-name="Tabella2.C6" table:number-columns-spanned="2" office:value-type="string">
            <text:p text:style-name="P59"><text:placeholder text:placeholder-type="text">&lt;"Tel: %s" %(o.carrier_id.phone) if o.carrier_id and o.carrier_id.phone else ''&gt;</text:placeholder></text:p>
          </table:table-cell>
          <table:covered-table-cell/>
          <table:table-cell table:style-name="Tabella2.A2" office:value-type="string">
            <text:p text:style-name="P36">FIRMA DESTINATARIO / CONSIGNEE'S SIGNATURE</text:p>
          </table:table-cell>
          <table:table-cell table:style-name="Tabella2.E2" office:value-type="string">
            <text:p text:style-name="P52">ASPETTO DEI BENI / GOODS DESCRIPTION</text:p>
          </table:table-cell>
        </table:table-row>
        <table:table-row table:style-name="Tabella2.8">
          <table:table-cell table:style-name="Tabella2.A2" table:number-columns-spanned="3" office:value-type="string">
            <text:p text:style-name="P60"><text:placeholder text:placeholder-type="text">&lt;"Nr. Albo Trasp.: %s" %(o.carrier_id.vat) if o.carrier_id and o.carrier_id.vat else ''&gt;</text:placeholder></text:p>
          </table:table-cell>
          <table:covered-table-cell/>
          <table:covered-table-cell/>
          <table:table-cell table:style-name="Tabella2.A2" office:value-type="string">
            <text:p text:style-name="P37"/>
          </table:table-cell>
          <table:table-cell table:style-name="Tabella2.E2" office:value-type="string">
            <text:p text:style-name="P61"><text:placeholder text:placeholder-type="text">&lt;o.goods_description_id.name&gt;</text:placeholder></text:p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016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font-name="Ubuntu Light1" fo:font-size="9pt" officeooo:rsid="006dbc43" style:font-size-asian="9pt" style:font-size-complex="9pt"/>
    </style:style>
    <style:style style:name="MT5" style:family="text">
      <style:text-properties style:font-name="Ubuntu Light1" fo:font-size="9pt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paragraph" svg:x="0.011cm" svg:y="-0.011cm" style:rel-width="scale" svg:height="3.503cm" style:rel-height="100%" draw:z-index="0"><draw:text-box fo:min-width="3.679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5">P. IVA </text:span><text:span text:style-name="MT4">e Reg. Imp </text:span><text:span text:style-name="MT5"><text:s/></text:span><text:span text:style-name="MT5"><text:placeholder text:placeholder-type="text">&lt;company.vat&gt;</text:placeholder></text:span></text:p>
              <text:p text:style-name="MP13"><text:span text:style-name="MT5">R.E.A. n. </text:span><text:span text:style-name="MT5"><text:placeholder text:placeholder-type="text">&lt;company.header_rea&gt;</text:placeholder></text:span></text:p>
              <text:p text:style-name="MP14"><text:span text:style-name="MT5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5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1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2-30T08:18:54.854923353</dc:date>
    <meta:editing-duration>P5DT21H4M36S</meta:editing-duration>
    <meta:editing-cycles>701</meta:editing-cycles>
    <meta:generator>LibreOffice/4.3.3.2$Linux_X86_64 LibreOffice_project/430m0$Build-2</meta:generator>
    <dc:creator>thebrush </dc:creator>
    <meta:document-statistic meta:table-count="4" meta:image-count="0" meta:object-count="0" meta:page-count="1" meta:paragraph-count="76" meta:word-count="241" meta:character-count="2252" meta:non-whitespace-character-count="2085"/>
    <meta:user-defined meta:name="Info 1"/>
    <meta:user-defined meta:name="Info 2"/>
    <meta:user-defined meta:name="Info 3"/>
    <meta:user-defined meta:name="Info 4"/>
  </office:meta>
</office:document-meta>
</file>